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4000001398EBE453154A380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4.482cm" fo:min-width="12.454cm"/>
    </style:style>
    <style:style style:name="gr2" style:family="graphic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513cm" fo:min-width="1.293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152cm" fo:min-width="1.1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12.954cm" svg:height="14.732cm" svg:x="5.5cm" svg:y="1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2" draw:text-style-name="P2" draw:layer="layout" svg:width="11.45cm" svg:height="6.943cm" svg:x="5.846cm" svg:y="2.069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custom-shape draw:style-name="gr3" draw:text-style-name="P1" draw:layer="layout" svg:width="2.535cm" svg:height="1.077cm" draw:transform="skewX (-0.000872664625997159) rotate (0.255167136641571) translate (12.836cm 4.2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1.635cm" svg:height="1.402cm" svg:x="15.661cm" svg:y="3.3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3" draw:layer="layout" svg:width="2.337cm" svg:height="0.962cm" svg:x="13.557cm" svg:y="9.012cm">
              <draw:text-box>
                <text:p>proton</text:p>
              </draw:text-box>
            </draw:frame>
            <draw:frame draw:style-name="gr5" draw:text-style-name="P3" draw:layer="layout" svg:width="2.336cm" svg:height="0.962cm" svg:x="14.96cm" svg:y="2.513cm">
              <draw:text-box>
                <text:p>proton</text:p>
              </draw:text-box>
            </draw:frame>
          </draw:g>
        </draw:g>
        <draw:frame draw:style-name="gr5" draw:text-style-name="P4" draw:layer="layout" svg:width="2cm" svg:height="0.962cm" svg:x="5.846cm" svg:y="6.038cm">
          <draw:text-box>
            <text:p><text:span text:style-name="T1">12</text:span>C </text:p>
          </draw:text-box>
        </draw:frame>
        <draw:frame draw:style-name="gr5" draw:text-style-name="P4" draw:layer="layout" svg:width="2cm" svg:height="0.962cm" svg:x="15.5cm" svg:y="4.738cm">
          <draw:text-box>
            <text:p><text:span text:style-name="T1">11</text:span>B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5T17:41:05.063886558</meta:creation-date>
    <dc:date>2025-03-25T17:44:05.420330547</dc:date>
    <meta:editing-duration>PT3M1S</meta:editing-duration>
    <meta:editing-cycles>1</meta:editing-cycles>
    <meta:document-statistic meta:object-count="33"/>
    <meta:generator>LibreOffice/7.3.7.2$Linux_X86_64 LibreOffice_project/30$Build-2</meta:generator>
  </office:meta>
</office:document-meta>
</file>